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295fb7" officeooo:paragraph-rsid="00295fb7"/>
    </style:style>
    <style:style style:name="P2" style:family="paragraph" style:parent-style-name="Standard">
      <style:text-properties style:font-name="Arial" officeooo:rsid="002c656b" officeooo:paragraph-rsid="002c656b"/>
    </style:style>
    <style:style style:name="P3" style:family="paragraph" style:parent-style-name="Standard">
      <style:text-properties style:font-name="Arial" officeooo:rsid="002d7e36" officeooo:paragraph-rsid="002d7e36"/>
    </style:style>
    <style:style style:name="P4" style:family="paragraph" style:parent-style-name="Text_20_body">
      <style:text-properties style:font-name="Arial"/>
    </style:style>
    <style:style style:name="P5" style:family="paragraph" style:parent-style-name="Text_20_body">
      <style:text-properties style:font-name="Arial" officeooo:rsid="002c656b" officeooo:paragraph-rsid="002c65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utsch AB: „Diedrichs Heßölings Wiedersehen mit Agnis“</text:p>
      <text:p text:style-name="P2">1)</text:p>
      <text:p text:style-name="P1">Das Zitat "Agnes schien ihm verkleinert und sehr im Wert gesunken, seit er den Beweis hatte, daß sie ihn liebte" bezieht sich auf einen bestimmten Punkt im Handlungsverlauf des Romans "der Untertan", an dem Diederich erfährt oder glaubt zu wissen, dass Agnes ihn liebt. Es scheint, dass dieser Moment ein Wendepunkt in ihren Beziehung ist, da es dazu führt, dass Diederich seine Wahrnehmung von Agnes verändert. Es deutet darauf hin, dass er vielleicht früher romantisch an Agnes interessiert war, aber jetzt, wo er glaubt, dass sie ihn liebt, fühlt er sich enttäuscht und entfremdet von ihr.</text:p>
      <text:p text:style-name="P1"/>
      <text:p text:style-name="P1"/>
      <text:p text:style-name="P2">2)</text:p>
      <text:p text:style-name="P5">Eine mögliche These zur Deutung der Aussage Heßlings in "der Untertan" könnte lauten: Heßlings Aussage, dass Agnes ihm "verkleinert und sehr im Wert gesunken" erscheint, seit er den Beweis hatte, dass sie ihn liebte, deutet darauf hin, dass er eine narzisstische Persöhnlichkeitsstruktur besitzt, die durch ein tiefes Bedürfnis nach Anerkennung und Kontrolle gekennzeichnet ist.</text:p>
      <text:p text:style-name="P4">Diese Annahme wird durch die Tatsache gestützt, dass Diederich, Heßling im Roman, selbstverliebt und egozentrisch ist, und dass er seinen Wert und seine Identität durch die Anerkennung und die Bewunderung anderer definiert. Er scheint ein tiefes Bedürfnis zu haben, sich überlegen zu fühlen, und er erkennt die Liebe anderer Menschen als Schwäche an, die seine Machtposition gefährden könnte.</text:p>
      <text:p text:style-name="P4">Darüber hinaus deutet Heßlings Aussage darauf hin, dass er kein tiefes Verständnis für die Gefühle und Bedürfnisse anderer Menschen hat und dass er sie als Mittel zum Zweck betrachtet, um seine eigenen Ziele zu erreichen. So wie er Agnes als Mittel sieht um seine Bedürfnisse nach Liebe und Anerkennung zu befriedigen, die bei ihm als Ausdruck seiner Narzissmus erkennbar ist.</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4T09:58:53.177000000</dc:date>
    <meta:editing-duration>PT1H6M51S</meta:editing-duration>
    <meta:editing-cycles>10</meta:editing-cycles>
    <meta:generator>LibreOffice/7.1.0.3$Windows_X86_64 LibreOffice_project/f6099ecf3d29644b5008cc8f48f42f4a40986e4c</meta:generator>
    <meta:document-statistic meta:table-count="0" meta:image-count="0" meta:object-count="0" meta:page-count="1" meta:paragraph-count="7" meta:word-count="277" meta:character-count="1797" meta:non-whitespace-character-count="1527"/>
  </office:meta>
</office:document-meta>
</file>